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svg:stroke-color="#000000" draw:marker-start="" draw:marker-start-width="0.337cm" draw:marker-end="Arrowheads_20_1" draw:marker-end-width="0.237cm" draw:fill="solid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00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TeXGyreTermes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family="TeXGyreTerme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hesis_25_20Full">
        <draw:path draw:style-name="gr1" draw:text-style-name="P1" draw:layer="layout" svg:width="0.634cm" svg:height="2.222cm" svg:x="6.886cm" svg:y="1.622cm" svg:viewBox="0 0 635 2223" svg:d="m0 2223v-1905 0c0 0 0-1 0-1 0-180 137-317 317-317s317 137 317 317c0 0 0 1 0 1h1v1905z">
          <text:p text:style-name="P1"><text:span text:style-name="T1">He</text:span></text:p>
        </draw:path>
        <draw:custom-shape draw:style-name="gr1" draw:text-style-name="P1" xml:id="id3" draw:id="id3" draw:layer="layout" svg:width="3.175cm" svg:height="0.635cm" svg:x="0.607cm" svg:y="0.476cm">
          <text:p text:style-name="P1"><text:span text:style-name="T1">Discharge Tub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7cm" svg:height="1.27cm" svg:x="4.346cm" svg:y="2.54cm">
          <text:p text:style-name="P1"><text:span text:style-name="T1">Pump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2" draw:layer="layout" svg:width="0.317cm" svg:height="0.318cm" draw:transform="rotate (1.5707963267949) translate (4.61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317cm" svg:height="0.318cm" draw:transform="rotate (-1.5707963267949) translate (4.61cm 0.634cm)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0.317cm" svg:height="0.317cm" svg:x="1.618cm" svg:y="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xml:id="id4" draw:id="id4" draw:layer="layout" svg:x1="1.776cm" svg:y1="1.728cm" svg:x2="1.776cm" svg:y2="1.887cm">
            <text:p/>
          </draw:line>
          <draw:frame draw:style-name="gr4" draw:text-style-name="P3" draw:layer="layout" svg:width="0.697cm" svg:height="0.721cm" svg:x="1.141cm" svg:y="0.952cm">
            <draw:text-box>
              <text:p><text:span text:style-name="T2">P</text:span></text:p>
            </draw:text-box>
          </draw:frame>
        </draw:g>
        <draw:g>
          <draw:custom-shape draw:style-name="gr2" draw:text-style-name="P2" draw:layer="layout" svg:width="0.318cm" svg:height="0.318cm" svg:x="7.045cm" svg:y="0.793cm">
            <text:p/>
  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318cm" svg:height="0.318cm" draw:transform="rotate (1.5707963267949) translate (6.886cm 0.952cm)">
            <text:p/>
  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7.204cm" svg:y1="0.793cm" svg:x2="7.204cm" svg:y2="0.317cm">
            <text:p/>
          </draw:line>
          <draw:g>
            <draw:path draw:style-name="gr6" draw:text-style-name="P4" draw:layer="layout" svg:width="0.164cm" svg:height="0.037cm" draw:transform="rotate (-3.14159265358979) translate (7.366cm 0.657821596244131cm)" svg:viewBox="0 0 165 38" svg:d="m0 38c82-85 165 0 165 0">
              <text:p/>
            </draw:path>
            <draw:path draw:style-name="gr7" draw:text-style-name="P4" draw:layer="layout" svg:width="0.164cm" svg:height="0.037cm" svg:x="7.036cm" svg:y="0.582cm" svg:viewBox="0 0 165 38" svg:d="m165 38c-82-85-165 0-165 0">
              <text:p/>
            </draw:path>
          </draw:g>
        </draw:g>
        <draw:g xml:id="id2" draw:id="id2">
          <draw:custom-shape draw:style-name="gr2" draw:text-style-name="P2" draw:layer="layout" svg:width="0.317cm" svg:height="0.318cm" draw:transform="rotate (1.5707963267949) translate (5.915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317cm" svg:height="0.318cm" draw:transform="rotate (-1.5707963267949) translate (5.915cm 0.634cm)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8" draw:text-style-name="P2" draw:layer="layout" svg:x1="4.928cm" svg:y1="0.793cm" svg:x2="5.597cm" svg:y2="0.793cm" draw:start-shape="id1" draw:start-glue-point="1" draw:end-shape="id2" draw:end-glue-point="3" svg:d="m4928 793h669" svg:viewBox="0 0 670 1">
          <text:p/>
        </draw:connector>
        <draw:connector draw:style-name="gr8" draw:text-style-name="P2" draw:layer="layout" svg:x1="3.782cm" svg:y1="0.793cm" svg:x2="4.292cm" svg:y2="0.793cm" draw:start-shape="id3" draw:start-glue-point="1" draw:end-shape="id1" draw:end-glue-point="3" svg:d="m3782 793h510" svg:viewBox="0 0 511 1">
          <text:p/>
        </draw:connector>
        <draw:connector draw:style-name="gr9" draw:text-style-name="P2" draw:layer="layout" svg:x1="0.476cm" svg:y1="1.128cm" svg:x2="0.476cm" svg:y2="1.128cm" svg:d="m476 1128" svg:viewBox="0 0 1 1">
          <text:p/>
        </draw:connector>
        <draw:connector draw:style-name="gr8" draw:text-style-name="P2" draw:layer="layout" svg:x1="0.607cm" svg:y1="0.793cm" svg:x2="1.776cm" svg:y2="1.887cm" draw:start-shape="id3" draw:start-glue-point="3" draw:end-shape="id4" draw:end-glue-point="2" svg:d="m607 793h-514v1094h1683" svg:viewBox="0 0 1684 1095">
          <text:p/>
        </draw:connector>
        <draw:line draw:style-name="gr10" draw:text-style-name="P2" draw:layer="layout" svg:x1="6.886cm" svg:y1="0.793cm" svg:x2="6.251cm" svg:y2="0.793cm">
          <text:p/>
        </draw:line>
        <draw:g xml:id="id5" draw:id="id5">
          <draw:g>
            <draw:g>
              <draw:custom-shape draw:style-name="gr2" draw:text-style-name="P2" draw:layer="layout" svg:width="0.317cm" svg:height="0.318cm" draw:transform="rotate (1.5707963267949) translate (2.465cm 2.698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2" draw:layer="layout" svg:width="0.317cm" svg:height="0.318cm" draw:transform="rotate (-1.5707963267949) translate (2.465cm 2.38cm)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2" draw:layer="layout" svg:width="0.159cm" svg:height="0.317cm" svg:x="2.386cm" svg:y="2.222cm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2" draw:layer="layout" svg:width="0.317cm" svg:height="0.318cm" draw:transform="rotate (-1.5707963267949) translate (2.447cm 3.652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2" draw:layer="layout" svg:width="0.317cm" svg:height="0.318cm" draw:transform="rotate (1.5707963267949) translate (2.447cm 3.968cm)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2" draw:layer="layout" svg:width="0.159cm" svg:height="0.317cm" draw:transform="rotate (-3.14159265358979) translate (2.526cm 4.126cm)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2" draw:layer="layout" svg:width="0.317cm" svg:height="0.318cm" draw:transform="rotate (-1.5707963267949) translate (2.465cm 3.0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0.317cm" svg:height="0.318cm" draw:transform="rotate (1.5707963267949) translate (2.465cm 3.332cm)">
              <text:p/>
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path draw:style-name="gr12" draw:text-style-name="P2" draw:layer="layout" svg:width="1.269cm" svg:height="0.316cm" draw:transform="rotate (1.5707963267949) translate (1.806cm 3.81cm)" svg:viewBox="0 0 1270 317" svg:d="m0 0h1270zm0 0v317zm1270 0v317z">
            <text:p/>
          </draw:path>
          <draw:path draw:style-name="gr12" draw:text-style-name="P2" draw:layer="layout" svg:width="1.269cm" svg:height="0.317cm" draw:transform="rotate (1.5707963267949) translate (2.786cm 3.81cm)" svg:viewBox="0 0 1270 318" svg:d="m0 0v318zm1270 0v318zm-1270 318h1270z">
            <text:p/>
          </draw:path>
          <draw:line draw:style-name="gr3" draw:text-style-name="P2" draw:layer="layout" svg:x1="2.138cm" svg:y1="3.175cm" svg:x2="1.821cm" svg:y2="3.175cm">
            <text:p/>
          </draw:line>
          <draw:line draw:style-name="gr3" draw:text-style-name="P2" draw:layer="layout" svg:x1="2.788cm" svg:y1="3.175cm" svg:x2="3.106cm" svg:y2="3.175cm">
            <text:p/>
          </draw:line>
        </draw:g>
        <draw:connector draw:style-name="gr8" draw:text-style-name="P2" draw:layer="layout" svg:x1="0.607cm" svg:y1="0.793cm" svg:x2="1.806cm" svg:y2="3.175cm" draw:start-shape="id3" draw:start-glue-point="3" draw:end-shape="id5" draw:end-glue-point="3" svg:d="m607 793h-514v2382h1713" svg:viewBox="0 0 1714 2383">
          <text:p/>
        </draw:connector>
        <draw:connector draw:style-name="gr8" draw:text-style-name="P2" draw:layer="layout" svg:x1="3.106cm" svg:y1="3.175cm" svg:x2="4.346cm" svg:y2="3.175cm" draw:start-shape="id5" draw:start-glue-point="1" draw:end-shape="id6" draw:end-glue-point="3" svg:d="m3106 3175h1240" svg:viewBox="0 0 1241 1">
          <text:p/>
        </draw:connector>
        <draw:line draw:style-name="gr3" draw:text-style-name="P2" draw:layer="layout" svg:x1="7.203cm" svg:y1="1.113cm" svg:x2="7.203cm" svg:y2="1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62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hesis_25_20Full" style:display-name="Thesis%20Ful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2T16:49:07</meta:creation-date>
    <meta:editing-duration>PT11M8S</meta:editing-duration>
    <meta:editing-cycles>5</meta:editing-cycles>
    <meta:generator>LibreOffice/4.0.2.2$Linux_x86 LibreOffice_project/400m0$Build-2</meta:generator>
    <dc:title>Thesis Full</dc:title>
    <dc:date>2013-07-22T17:31:28</dc:date>
    <meta:document-statistic meta:object-count="46"/>
    <meta:template xlink:type="simple" xlink:actuate="onRequest" xlink:title="Thesis Full" xlink:href="../../../../../../.config/libreoffice/4/user/template/Thesis%20Full.otg" meta:date="2013-07-22T16:49:06"/>
  </office:meta>
</office:document-meta>
</file>